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3"/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 style:list-style-name="L4"/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 style:list-style-name="L5">
      <style:text-properties fo:font-style="normal" style:font-style-asian="normal" style:font-style-complex="normal"/>
    </style:style>
    <style:style style:name="P12" style:family="paragraph" style:parent-style-name="Standard" style:list-style-name="L6">
      <style:text-properties fo:font-style="normal" style:font-style-asian="normal" style:font-style-complex="normal"/>
    </style:style>
    <style:style style:name="P13" style:family="paragraph" style:parent-style-name="Standard" style:master-page-name="First_20_Page">
      <style:paragraph-properties fo:text-align="center" style:justify-single-word="false" style:page-number="auto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jet de fin d'annee</text:p>
      <text:p text:style-name="P7">September 12, 2012</text:p>
      <text:p text:style-name="Standard">code A</text:p>
      <text:p text:style-name="Standard"/>
      <text:p text:style-name="Standard"/>
      <text:list xml:id="list329780315" text:style-name="L3">
        <text:list-item>
          <text:p text:style-name="P6">Introduction</text:p>
          <text:list>
            <text:list-item>
              <text:p text:style-name="P6">Equipe</text:p>
            </text:list-item>
            <text:list-item>
              <text:p text:style-name="P6">Contexte</text:p>
            </text:list-item>
          </text:list>
        </text:list-item>
        <text:list-item>
          <text:p text:style-name="P6">Cahier des charges</text:p>
          <text:list>
            <text:list-item>
              <text:p text:style-name="P6">Description du jeu</text:p>
              <text:list>
                <text:list-item>
                  <text:p text:style-name="P6">Objectif</text:p>
                </text:list-item>
                <text:list-item>
                  <text:p text:style-name="P6">Gameplay</text:p>
                </text:list-item>
                <text:list-item>
                  <text:p text:style-name="P6">Specifications techniques</text:p>
                </text:list-item>
              </text:list>
            </text:list-item>
            <text:list-item>
              <text:p text:style-name="P6">Repartition des taches</text:p>
            </text:list-item>
          </text:list>
        </text:list-item>
      </text:list>
      <text:p text:style-name="Standard"/>
      <text:p text:style-name="Standard"/>
      <text:p text:style-name="Standard">Equipe</text:p>
      <text:p text:style-name="Standard">Taric Abdous</text:p>
      <text:p text:style-name="Standard">Dorian Roussel</text:p>
      <text:p text:style-name="Standard">Edouard Brunvarlet</text:p>
      <text:p text:style-name="Standard">Benjamin Ledrappier</text:p>
      <text:p text:style-name="Standard">Mathieu Leurquin</text:p>
      <text:p text:style-name="Standard">Thierry Berger</text:p>
      <text:p text:style-name="Standard"/>
      <text:p text:style-name="Standard">Contexte</text:p>
      <text:p text:style-name="Standard">Cette fiche présente le Projet de Fin de troisième Année d'EPITECH Nancy.</text:p>
      <text:p text:style-name="Standard"/>
      <text:p text:style-name="Standard">cahier des charges</text:p>
      <text:p text:style-name="Standard"/>
      <text:p text:style-name="Standard">Description du jeu:</text:p>
      <text:p text:style-name="Standard">Objectif : tuer toutes les unités du joueur ennemi.</text:p>
      <text:p text:style-name="Standard"/>
      <text:p text:style-name="Standard">Gameplay : </text:p>
      <text:p text:style-name="Standard">Jeu 2D vue de dessus.</text:p>
      <text:p text:style-name="P9"/>
      <text:p text:style-name="P9">Pourquoi ?</text:p>
      <text:list xml:id="list291536083" text:style-name="L4">
        <text:list-item>
          <text:p text:style-name="P5">Simplicité : Nous avons choisi la 2D car le travail sur le gameplay sera déja assez important, et il sera moins difficile de trouver des graphistes 2D.</text:p>
        </text:list-item>
      </text:list>
      <text:p text:style-name="P1"/>
      <text:p text:style-name="P1">Deux gameplays seront proposes :</text:p>
      <text:list xml:id="list1586073771" text:style-name="L1">
        <text:list-item>
          <text:p text:style-name="P2">STR: un joueur peut controler plusieurs unites et leur donner des ordres de mouvement ou d'attaque (starcraft).</text:p>
        </text:list-item>
      </text:list>
      <text:list xml:id="list1961970233" text:style-name="L2">
        <text:list-item>
          <text:p text:style-name="P3">shooter : un joueur controle une seule unite : deplacement avec wasd/fleches, et peut tirer avec la souris (comme alien wars).</text:p>
        </text:list-item>
      </text:list>
      <text:p text:style-name="Standard"/>
      <text:p text:style-name="P9">Pourquoi ?</text:p>
      <text:list xml:id="list2087985475" text:continue-list="list291536083" text:style-name="L4">
        <text:list-item>
          <text:p text:style-name="P8">Une équipe motivée : toute l'équipe est attirée par le jeu vidéo, et les manières de jouer de chacun sont parfois très différente, ce qui mène à des compromis quant au choix du jeu lorsque <text:soft-page-break/>tous veulent jouer ensemble.</text:p>
        </text:list-item>
        <text:list-item>
          <text:p text:style-name="P8">Un concept unique : (ou presque) le mélange de gameplay est très rarement utilisé dans le milieu du jeu vidéo, car celà demande plus de travail (différent gameplay = différent jeu). Mais ce concept peut apporter beaucoup de joueurs !</text:p>
        </text:list-item>
      </text:list>
      <text:p text:style-name="Standard"/>
      <text:p text:style-name="Standard">Multijoueur en reseau</text:p>
      <text:p text:style-name="P9">Pourquoi ?</text:p>
      <text:list xml:id="list834917801" text:style-name="L5">
        <text:list-item>
          <text:p text:style-name="P11">Communauté : Afin de réunir différents joueurs, il est important qu'ils puissent jouer ensemble facilement, d'où le choix du multijoueur.</text:p>
        </text:list-item>
      </text:list>
      <text:p text:style-name="Standard">Systeme d'authentification simple par pseudonyme (facon teeworlds)</text:p>
      <text:p text:style-name="P9">Pourquoi ?</text:p>
      <text:list xml:id="list1813526256" text:style-name="L6">
        <text:list-item>
          <text:p text:style-name="P12">Simplicité : Pas de problèmes liés a la sécurité.</text:p>
        </text:list-item>
        <text:list-item>
          <text:p text:style-name="P12">Contact possible : Toujours pour réunir les joueurs, ils faut qu'ils puissent se reconnaitre.</text:p>
        </text:list-item>
      </text:list>
      <text:p text:style-name="Standard">Connection a un master server, puis choix du serveur de jeu (comme counter strike).</text:p>
      <text:p text:style-name="P9">Pourquoi ?</text:p>
      <text:p text:style-name="P10">- Accessibilité : Le joueur peut commencer à jouer en deux clics : lancement de l'executable, selection du serveur.</text:p>
      <text:p text:style-name="Standard">Systeme de scoring sur le serveur de jeu.</text:p>
      <text:p text:style-name="P9">Pourquoi ?</text:p>
      <text:p text:style-name="P10">- Durée de jeu : Il suffit de regarder le succès des “achievements” sur Steam ou xbox live pour se rendre compte de l'efficacité d'un tel ajout.</text:p>
      <text:p text:style-name="Standard"/>
      <text:p text:style-name="Standard">Repartition des roles</text:p>
      <text:p text:style-name="Standard">Taric Abdous : Artiste : responsable du graphisme et son</text:p>
      <text:p text:style-name="Standard">Dorian Roussel Game designer : responsable du gameplay et de l'equilibrage</text:p>
      <text:p text:style-name="Standard">Edouard Brunvarlet : developpeur cote client : responsable de l'interface utilisateur</text:p>
      <text:p text:style-name="Standard">Benjamin Ledrappier : developpeur cote client : responsable de l'optimisation</text:p>
      <text:p text:style-name="Standard">Mathieu Leurquin : developpeur cote serveur : responsable du serveur</text:p>
      <text:p text:style-name="Standard">Thierry Berger : developpeur cote serveur : responsable du proj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berger</meta:initial-creator>
    <meta:creation-date>2012-09-10T14:19:29</meta:creation-date>
    <dc:date>2012-09-12T13:52:07</dc:date>
    <dc:creator>thierry berger</dc:creator>
    <meta:editing-duration>PT1H11M17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2" meta:paragraph-count="54" meta:word-count="438" meta:character-count="2612"/>
  </office:meta>
</office:document-meta>
</file>